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6c629b784c30fc8860c3620560b6fd2" style:family="table-column">
      <style:table-column-properties fo:break-before="auto" style:use-optimal-column-width="false" style:column-width="6cm"/>
    </style:style>
    <style:style style:name="odsStyleTableColumn-da7698ed1b5dc16aedc1a9c262eb7981" style:family="table-column">
      <style:table-column-properties fo:break-before="auto" style:use-optimal-column-width="false" style:column-width="5cm"/>
    </style:style>
    <style:style style:name="odsStyleTableColumn-5e2396f37076234bc06ac8a51842907f" style:family="table-column">
      <style:table-column-properties fo:break-before="auto" style:use-optimal-column-width="false" style:column-width="3cm"/>
    </style:style>
    <style:style style:name="odsStyleTableCell-4d9918de7f826c8672d1716b46c91ea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e37ae80c0b99c08e9c0e6c32e5f66c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b12b83950d3b5da48a84186478ec40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17557c108e86895215ecebfd9d75e6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0e081841c682f9b89208306c92d82e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ae0d7a9a99304626ef5ccc8a8459d7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6c629b784c30fc8860c3620560b6fd2" table:default-cell-style-name="Default"/>
        <table:table-column table:style-name="odsStyleTableColumn-da7698ed1b5dc16aedc1a9c262eb7981" table:default-cell-style-name="Default"/>
        <table:table-column table:style-name="odsStyleTableColumn-5e2396f37076234bc06ac8a51842907f" table:default-cell-style-name="Default"/>
        <table:table-column table:style-name="odsStyleTableColumn-5e2396f37076234bc06ac8a51842907f" table:default-cell-style-name="Default"/>
        <table:table-column table:style-name="odsStyleTableColumn-5e2396f37076234bc06ac8a51842907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d9918de7f826c8672d1716b46c91ea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e37ae80c0b99c08e9c0e6c32e5f66c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e37ae80c0b99c08e9c0e6c32e5f66c1" table:number-columns-spanned="5" table:number-rows-spanned="1" office:value-type="string">
            <text:p>TABLA No. 47-24</text:p>
          </table:table-cell>
          <table:covered-table-cell table:number-columns-repeated="4"/>
        </table:table-row>
        <table:table-row table:style-name="ro1">
          <table:table-cell table:style-name="odsStyleTableCell-be37ae80c0b99c08e9c0e6c32e5f66c1" table:number-columns-spanned="5" table:number-rows-spanned="1" office:value-type="string">
            <text:p>TABLA DE COTIZACIONES DEL 11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e37ae80c0b99c08e9c0e6c32e5f66c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b12b83950d3b5da48a84186478ec402" office:value-type="string">
            <text:p>PAIS</text:p>
          </table:table-cell>
          <table:table-cell table:style-name="odsStyleTableCell-bb12b83950d3b5da48a84186478ec402" office:value-type="string">
            <text:p>UNIDAD MONETARIA</text:p>
          </table:table-cell>
          <table:table-cell table:style-name="odsStyleTableCell-bb12b83950d3b5da48a84186478ec402" office:value-type="string">
            <text:p>MONEDA</text:p>
          </table:table-cell>
          <table:table-cell table:style-name="odsStyleTableCell-bb12b83950d3b5da48a84186478ec402" office:value-type="string">
            <text:p>TIPO DE CAMBIO EN Bs POR UNIDAD DE MONEDA EXTRANJERA</text:p>
          </table:table-cell>
          <table:table-cell table:style-name="odsStyleTableCell-bb12b83950d3b5da48a84186478ec402" office:value-type="string">
            <text:p>TIPO DE CAMBIO EN M.E.</text:p>
          </table:table-cell>
        </table:table-row>
        <table:table-row table:style-name="ro1">
          <table:table-cell table:style-name="odsStyleTableCell-517557c108e86895215ecebfd9d75e6b" office:value-type="string">
            <text:p>ESTADOS UNIDOS</text:p>
          </table:table-cell>
          <table:table-cell table:style-name="odsStyleTableCell-517557c108e86895215ecebfd9d75e6b" office:value-type="string">
            <text:p>DOLAR VENTA</text:p>
          </table:table-cell>
          <table:table-cell table:style-name="odsStyleTableCell-517557c108e86895215ecebfd9d75e6b" office:value-type="string">
            <text:p>USD.VENTA</text:p>
          </table:table-cell>
          <table:table-cell table:style-name="odsStyleTableCell-10e081841c682f9b89208306c92d82ee" office:value-type="string">
            <text:p>6.96000</text:p>
          </table:table-cell>
          <table:table-cell table:style-name="odsStyleTableCell-10e081841c682f9b89208306c92d82ee" office:value-type="string">
            <text:p/>
          </table:table-cell>
        </table:table-row>
        <table:table-row table:style-name="ro1">
          <table:table-cell table:style-name="odsStyleTableCell-517557c108e86895215ecebfd9d75e6b" office:value-type="string">
            <text:p>ESTADOS UNIDOS</text:p>
          </table:table-cell>
          <table:table-cell table:style-name="odsStyleTableCell-517557c108e86895215ecebfd9d75e6b" office:value-type="string">
            <text:p>DOLAR COMPRA</text:p>
          </table:table-cell>
          <table:table-cell table:style-name="odsStyleTableCell-517557c108e86895215ecebfd9d75e6b" office:value-type="string">
            <text:p>USD.COMPRA</text:p>
          </table:table-cell>
          <table:table-cell table:style-name="odsStyleTableCell-10e081841c682f9b89208306c92d82ee" office:value-type="string">
            <text:p>6.86000</text:p>
          </table:table-cell>
          <table:table-cell table:style-name="odsStyleTableCell-10e081841c682f9b89208306c92d82ee" office:value-type="string">
            <text:p/>
          </table:table-cell>
        </table:table-row>
        <table:table-row table:style-name="ro1">
          <table:table-cell table:style-name="odsStyleTableCell-517557c108e86895215ecebfd9d75e6b" office:value-type="string">
            <text:p>UNION EUROPEA</text:p>
          </table:table-cell>
          <table:table-cell table:style-name="odsStyleTableCell-517557c108e86895215ecebfd9d75e6b" office:value-type="string">
            <text:p>EURO</text:p>
          </table:table-cell>
          <table:table-cell table:style-name="odsStyleTableCell-517557c108e86895215ecebfd9d75e6b" office:value-type="string">
            <text:p>EUR</text:p>
          </table:table-cell>
          <table:table-cell table:style-name="odsStyleTableCell-10e081841c682f9b89208306c92d82ee" office:value-type="string">
            <text:p>7.50555</text:p>
          </table:table-cell>
          <table:table-cell table:style-name="odsStyleTableCell-10e081841c682f9b89208306c92d82ee" office:value-type="string">
            <text:p>0.91399</text:p>
          </table:table-cell>
        </table:table-row>
        <table:table-row table:style-name="ro1">
          <table:table-cell table:style-name="odsStyleTableCell-517557c108e86895215ecebfd9d75e6b" office:value-type="string">
            <text:p>JAPON</text:p>
          </table:table-cell>
          <table:table-cell table:style-name="odsStyleTableCell-517557c108e86895215ecebfd9d75e6b" office:value-type="string">
            <text:p>YEN</text:p>
          </table:table-cell>
          <table:table-cell table:style-name="odsStyleTableCell-517557c108e86895215ecebfd9d75e6b" office:value-type="string">
            <text:p>JPY</text:p>
          </table:table-cell>
          <table:table-cell table:style-name="odsStyleTableCell-10e081841c682f9b89208306c92d82ee" office:value-type="string">
            <text:p>0.04664</text:p>
          </table:table-cell>
          <table:table-cell table:style-name="odsStyleTableCell-10e081841c682f9b89208306c92d82ee" office:value-type="string">
            <text:p>147.08000</text:p>
          </table:table-cell>
        </table:table-row>
        <table:table-row table:style-name="ro1">
          <table:table-cell table:style-name="odsStyleTableCell-517557c108e86895215ecebfd9d75e6b" office:value-type="string">
            <text:p>ARABIA SAUDITA</text:p>
          </table:table-cell>
          <table:table-cell table:style-name="odsStyleTableCell-517557c108e86895215ecebfd9d75e6b" office:value-type="string">
            <text:p>RIYAL SAUDÍ</text:p>
          </table:table-cell>
          <table:table-cell table:style-name="odsStyleTableCell-517557c108e86895215ecebfd9d75e6b" office:value-type="string">
            <text:p>SAR</text:p>
          </table:table-cell>
          <table:table-cell table:style-name="odsStyleTableCell-10e081841c682f9b89208306c92d82ee" office:value-type="string">
            <text:p>1.82904</text:p>
          </table:table-cell>
          <table:table-cell table:style-name="odsStyleTableCell-10e081841c682f9b89208306c92d82ee" office:value-type="string">
            <text:p>3.75060</text:p>
          </table:table-cell>
        </table:table-row>
        <table:table-row table:style-name="ro1">
          <table:table-cell table:style-name="odsStyleTableCell-517557c108e86895215ecebfd9d75e6b" office:value-type="string">
            <text:p>ARGELIA</text:p>
          </table:table-cell>
          <table:table-cell table:style-name="odsStyleTableCell-517557c108e86895215ecebfd9d75e6b" office:value-type="string">
            <text:p>DINAR ARGELINO</text:p>
          </table:table-cell>
          <table:table-cell table:style-name="odsStyleTableCell-517557c108e86895215ecebfd9d75e6b" office:value-type="string">
            <text:p>DZD</text:p>
          </table:table-cell>
          <table:table-cell table:style-name="odsStyleTableCell-10e081841c682f9b89208306c92d82ee" office:value-type="string">
            <text:p>0.05108</text:p>
          </table:table-cell>
          <table:table-cell table:style-name="odsStyleTableCell-10e081841c682f9b89208306c92d82ee" office:value-type="string">
            <text:p>134.29680</text:p>
          </table:table-cell>
        </table:table-row>
        <table:table-row table:style-name="ro1">
          <table:table-cell table:style-name="odsStyleTableCell-517557c108e86895215ecebfd9d75e6b" office:value-type="string">
            <text:p>ARGENTINA</text:p>
          </table:table-cell>
          <table:table-cell table:style-name="odsStyleTableCell-517557c108e86895215ecebfd9d75e6b" office:value-type="string">
            <text:p>PESO</text:p>
          </table:table-cell>
          <table:table-cell table:style-name="odsStyleTableCell-517557c108e86895215ecebfd9d75e6b" office:value-type="string">
            <text:p>ARS</text:p>
          </table:table-cell>
          <table:table-cell table:style-name="odsStyleTableCell-10e081841c682f9b89208306c92d82ee" office:value-type="string">
            <text:p>0.00810</text:p>
          </table:table-cell>
          <table:table-cell table:style-name="odsStyleTableCell-10e081841c682f9b89208306c92d82ee" office:value-type="string">
            <text:p>846.75000</text:p>
          </table:table-cell>
        </table:table-row>
        <table:table-row table:style-name="ro1">
          <table:table-cell table:style-name="odsStyleTableCell-517557c108e86895215ecebfd9d75e6b" office:value-type="string">
            <text:p>AUSTRALIA</text:p>
          </table:table-cell>
          <table:table-cell table:style-name="odsStyleTableCell-517557c108e86895215ecebfd9d75e6b" office:value-type="string">
            <text:p>DÓLAR</text:p>
          </table:table-cell>
          <table:table-cell table:style-name="odsStyleTableCell-517557c108e86895215ecebfd9d75e6b" office:value-type="string">
            <text:p>AUD</text:p>
          </table:table-cell>
          <table:table-cell table:style-name="odsStyleTableCell-10e081841c682f9b89208306c92d82ee" office:value-type="string">
            <text:p>4.54407</text:p>
          </table:table-cell>
          <table:table-cell table:style-name="odsStyleTableCell-10e081841c682f9b89208306c92d82ee" office:value-type="string">
            <text:p>1.50966</text:p>
          </table:table-cell>
        </table:table-row>
        <table:table-row table:style-name="ro1">
          <table:table-cell table:style-name="odsStyleTableCell-517557c108e86895215ecebfd9d75e6b" office:value-type="string">
            <text:p>BRASIL</text:p>
          </table:table-cell>
          <table:table-cell table:style-name="odsStyleTableCell-517557c108e86895215ecebfd9d75e6b" office:value-type="string">
            <text:p>REAL</text:p>
          </table:table-cell>
          <table:table-cell table:style-name="odsStyleTableCell-517557c108e86895215ecebfd9d75e6b" office:value-type="string">
            <text:p>BRL</text:p>
          </table:table-cell>
          <table:table-cell table:style-name="odsStyleTableCell-10e081841c682f9b89208306c92d82ee" office:value-type="string">
            <text:p>1.37759</text:p>
          </table:table-cell>
          <table:table-cell table:style-name="odsStyleTableCell-10e081841c682f9b89208306c92d82ee" office:value-type="string">
            <text:p>4.97970</text:p>
          </table:table-cell>
        </table:table-row>
        <table:table-row table:style-name="ro1">
          <table:table-cell table:style-name="odsStyleTableCell-517557c108e86895215ecebfd9d75e6b" office:value-type="string">
            <text:p>CANADA</text:p>
          </table:table-cell>
          <table:table-cell table:style-name="odsStyleTableCell-517557c108e86895215ecebfd9d75e6b" office:value-type="string">
            <text:p>DÓLAR</text:p>
          </table:table-cell>
          <table:table-cell table:style-name="odsStyleTableCell-517557c108e86895215ecebfd9d75e6b" office:value-type="string">
            <text:p>CAD</text:p>
          </table:table-cell>
          <table:table-cell table:style-name="odsStyleTableCell-10e081841c682f9b89208306c92d82ee" office:value-type="string">
            <text:p>5.08676</text:p>
          </table:table-cell>
          <table:table-cell table:style-name="odsStyleTableCell-10e081841c682f9b89208306c92d82ee" office:value-type="string">
            <text:p>1.34860</text:p>
          </table:table-cell>
        </table:table-row>
        <table:table-row table:style-name="ro1">
          <table:table-cell table:style-name="odsStyleTableCell-517557c108e86895215ecebfd9d75e6b" office:value-type="string">
            <text:p>CHILE</text:p>
          </table:table-cell>
          <table:table-cell table:style-name="odsStyleTableCell-517557c108e86895215ecebfd9d75e6b" office:value-type="string">
            <text:p>PESO</text:p>
          </table:table-cell>
          <table:table-cell table:style-name="odsStyleTableCell-517557c108e86895215ecebfd9d75e6b" office:value-type="string">
            <text:p>CLP</text:p>
          </table:table-cell>
          <table:table-cell table:style-name="odsStyleTableCell-10e081841c682f9b89208306c92d82ee" office:value-type="string">
            <text:p>0.00713</text:p>
          </table:table-cell>
          <table:table-cell table:style-name="odsStyleTableCell-10e081841c682f9b89208306c92d82ee" office:value-type="string">
            <text:p>961.68000</text:p>
          </table:table-cell>
        </table:table-row>
        <table:table-row table:style-name="ro1">
          <table:table-cell table:style-name="odsStyleTableCell-517557c108e86895215ecebfd9d75e6b" office:value-type="string">
            <text:p>COLOMBIA</text:p>
          </table:table-cell>
          <table:table-cell table:style-name="odsStyleTableCell-517557c108e86895215ecebfd9d75e6b" office:value-type="string">
            <text:p>PESO</text:p>
          </table:table-cell>
          <table:table-cell table:style-name="odsStyleTableCell-517557c108e86895215ecebfd9d75e6b" office:value-type="string">
            <text:p>COP</text:p>
          </table:table-cell>
          <table:table-cell table:style-name="odsStyleTableCell-10e081841c682f9b89208306c92d82ee" office:value-type="string">
            <text:p>0.00176</text:p>
          </table:table-cell>
          <table:table-cell table:style-name="odsStyleTableCell-10e081841c682f9b89208306c92d82ee" office:value-type="string">
            <text:p>3,904.34000</text:p>
          </table:table-cell>
        </table:table-row>
        <table:table-row table:style-name="ro1">
          <table:table-cell table:style-name="odsStyleTableCell-517557c108e86895215ecebfd9d75e6b" office:value-type="string">
            <text:p>COREA DEL SUR</text:p>
          </table:table-cell>
          <table:table-cell table:style-name="odsStyleTableCell-517557c108e86895215ecebfd9d75e6b" office:value-type="string">
            <text:p>WON</text:p>
          </table:table-cell>
          <table:table-cell table:style-name="odsStyleTableCell-517557c108e86895215ecebfd9d75e6b" office:value-type="string">
            <text:p>KRW</text:p>
          </table:table-cell>
          <table:table-cell table:style-name="odsStyleTableCell-10e081841c682f9b89208306c92d82ee" office:value-type="string">
            <text:p>0.00520</text:p>
          </table:table-cell>
          <table:table-cell table:style-name="odsStyleTableCell-10e081841c682f9b89208306c92d82ee" office:value-type="string">
            <text:p>1,319.55000</text:p>
          </table:table-cell>
        </table:table-row>
        <table:table-row table:style-name="ro1">
          <table:table-cell table:style-name="odsStyleTableCell-517557c108e86895215ecebfd9d75e6b" office:value-type="string">
            <text:p>COSTA RICA</text:p>
          </table:table-cell>
          <table:table-cell table:style-name="odsStyleTableCell-517557c108e86895215ecebfd9d75e6b" office:value-type="string">
            <text:p>COLON COSTARRICENSE</text:p>
          </table:table-cell>
          <table:table-cell table:style-name="odsStyleTableCell-517557c108e86895215ecebfd9d75e6b" office:value-type="string">
            <text:p>CRC</text:p>
          </table:table-cell>
          <table:table-cell table:style-name="odsStyleTableCell-10e081841c682f9b89208306c92d82ee" office:value-type="string">
            <text:p>0.01342</text:p>
          </table:table-cell>
          <table:table-cell table:style-name="odsStyleTableCell-10e081841c682f9b89208306c92d82ee" office:value-type="string">
            <text:p>511.14000</text:p>
          </table:table-cell>
        </table:table-row>
        <table:table-row table:style-name="ro1">
          <table:table-cell table:style-name="odsStyleTableCell-517557c108e86895215ecebfd9d75e6b" office:value-type="string">
            <text:p>REPUBLICA CHECA</text:p>
          </table:table-cell>
          <table:table-cell table:style-name="odsStyleTableCell-517557c108e86895215ecebfd9d75e6b" office:value-type="string">
            <text:p>CORONA CHECA</text:p>
          </table:table-cell>
          <table:table-cell table:style-name="odsStyleTableCell-517557c108e86895215ecebfd9d75e6b" office:value-type="string">
            <text:p>CZK</text:p>
          </table:table-cell>
          <table:table-cell table:style-name="odsStyleTableCell-10e081841c682f9b89208306c92d82ee" office:value-type="string">
            <text:p>0.29638</text:p>
          </table:table-cell>
          <table:table-cell table:style-name="odsStyleTableCell-10e081841c682f9b89208306c92d82ee" office:value-type="string">
            <text:p>23.14600</text:p>
          </table:table-cell>
        </table:table-row>
        <table:table-row table:style-name="ro1">
          <table:table-cell table:style-name="odsStyleTableCell-517557c108e86895215ecebfd9d75e6b" office:value-type="string">
            <text:p>DINAMARCA</text:p>
          </table:table-cell>
          <table:table-cell table:style-name="odsStyleTableCell-517557c108e86895215ecebfd9d75e6b" office:value-type="string">
            <text:p>CORONA</text:p>
          </table:table-cell>
          <table:table-cell table:style-name="odsStyleTableCell-517557c108e86895215ecebfd9d75e6b" office:value-type="string">
            <text:p>DKK</text:p>
          </table:table-cell>
          <table:table-cell table:style-name="odsStyleTableCell-10e081841c682f9b89208306c92d82ee" office:value-type="string">
            <text:p>1.00685</text:p>
          </table:table-cell>
          <table:table-cell table:style-name="odsStyleTableCell-10e081841c682f9b89208306c92d82ee" office:value-type="string">
            <text:p>6.81330</text:p>
          </table:table-cell>
        </table:table-row>
        <table:table-row table:style-name="ro1">
          <table:table-cell table:style-name="odsStyleTableCell-517557c108e86895215ecebfd9d75e6b" office:value-type="string">
            <text:p>ECUADOR</text:p>
          </table:table-cell>
          <table:table-cell table:style-name="odsStyleTableCell-517557c108e86895215ecebfd9d75e6b" office:value-type="string">
            <text:p>DÓLAR</text:p>
          </table:table-cell>
          <table:table-cell table:style-name="odsStyleTableCell-517557c108e86895215ecebfd9d75e6b" office:value-type="string">
            <text:p>USD</text:p>
          </table:table-cell>
          <table:table-cell table:style-name="odsStyleTableCell-10e081841c682f9b89208306c92d82ee" office:value-type="string">
            <text:p>6.86000</text:p>
          </table:table-cell>
          <table:table-cell table:style-name="odsStyleTableCell-10e081841c682f9b89208306c92d82ee" office:value-type="string">
            <text:p>1.00000</text:p>
          </table:table-cell>
        </table:table-row>
        <table:table-row table:style-name="ro1">
          <table:table-cell table:style-name="odsStyleTableCell-517557c108e86895215ecebfd9d75e6b" office:value-type="string">
            <text:p>EMIRATOS ARABES</text:p>
          </table:table-cell>
          <table:table-cell table:style-name="odsStyleTableCell-517557c108e86895215ecebfd9d75e6b" office:value-type="string">
            <text:p>DIRHAM</text:p>
          </table:table-cell>
          <table:table-cell table:style-name="odsStyleTableCell-517557c108e86895215ecebfd9d75e6b" office:value-type="string">
            <text:p>AED</text:p>
          </table:table-cell>
          <table:table-cell table:style-name="odsStyleTableCell-10e081841c682f9b89208306c92d82ee" office:value-type="string">
            <text:p>1.86773</text:p>
          </table:table-cell>
          <table:table-cell table:style-name="odsStyleTableCell-10e081841c682f9b89208306c92d82ee" office:value-type="string">
            <text:p>3.67290</text:p>
          </table:table-cell>
        </table:table-row>
        <table:table-row table:style-name="ro1">
          <table:table-cell table:style-name="odsStyleTableCell-517557c108e86895215ecebfd9d75e6b" office:value-type="string">
            <text:p>FILIPINAS</text:p>
          </table:table-cell>
          <table:table-cell table:style-name="odsStyleTableCell-517557c108e86895215ecebfd9d75e6b" office:value-type="string">
            <text:p>PESO FILIPINO</text:p>
          </table:table-cell>
          <table:table-cell table:style-name="odsStyleTableCell-517557c108e86895215ecebfd9d75e6b" office:value-type="string">
            <text:p>PHP</text:p>
          </table:table-cell>
          <table:table-cell table:style-name="odsStyleTableCell-10e081841c682f9b89208306c92d82ee" office:value-type="string">
            <text:p>0.12343</text:p>
          </table:table-cell>
          <table:table-cell table:style-name="odsStyleTableCell-10e081841c682f9b89208306c92d82ee" office:value-type="string">
            <text:p>55.57900</text:p>
          </table:table-cell>
        </table:table-row>
        <table:table-row table:style-name="ro1">
          <table:table-cell table:style-name="odsStyleTableCell-517557c108e86895215ecebfd9d75e6b" office:value-type="string">
            <text:p>HAITÍ</text:p>
          </table:table-cell>
          <table:table-cell table:style-name="odsStyleTableCell-517557c108e86895215ecebfd9d75e6b" office:value-type="string">
            <text:p>GOURDE</text:p>
          </table:table-cell>
          <table:table-cell table:style-name="odsStyleTableCell-517557c108e86895215ecebfd9d75e6b" office:value-type="string">
            <text:p>HTG</text:p>
          </table:table-cell>
          <table:table-cell table:style-name="odsStyleTableCell-10e081841c682f9b89208306c92d82ee" office:value-type="string">
            <text:p>0.05203</text:p>
          </table:table-cell>
          <table:table-cell table:style-name="odsStyleTableCell-10e081841c682f9b89208306c92d82ee" office:value-type="string">
            <text:p>131.83730</text:p>
          </table:table-cell>
        </table:table-row>
        <table:table-row table:style-name="ro1">
          <table:table-cell table:style-name="odsStyleTableCell-517557c108e86895215ecebfd9d75e6b" office:value-type="string">
            <text:p>HONG KONG</text:p>
          </table:table-cell>
          <table:table-cell table:style-name="odsStyleTableCell-517557c108e86895215ecebfd9d75e6b" office:value-type="string">
            <text:p>DÓLAR</text:p>
          </table:table-cell>
          <table:table-cell table:style-name="odsStyleTableCell-517557c108e86895215ecebfd9d75e6b" office:value-type="string">
            <text:p>HKD</text:p>
          </table:table-cell>
          <table:table-cell table:style-name="odsStyleTableCell-10e081841c682f9b89208306c92d82ee" office:value-type="string">
            <text:p>0.87722</text:p>
          </table:table-cell>
          <table:table-cell table:style-name="odsStyleTableCell-10e081841c682f9b89208306c92d82ee" office:value-type="string">
            <text:p>7.82020</text:p>
          </table:table-cell>
        </table:table-row>
        <table:table-row table:style-name="ro1">
          <table:table-cell table:style-name="odsStyleTableCell-517557c108e86895215ecebfd9d75e6b" office:value-type="string">
            <text:p>INDIA</text:p>
          </table:table-cell>
          <table:table-cell table:style-name="odsStyleTableCell-517557c108e86895215ecebfd9d75e6b" office:value-type="string">
            <text:p>RUPIA</text:p>
          </table:table-cell>
          <table:table-cell table:style-name="odsStyleTableCell-517557c108e86895215ecebfd9d75e6b" office:value-type="string">
            <text:p>INR</text:p>
          </table:table-cell>
          <table:table-cell table:style-name="odsStyleTableCell-10e081841c682f9b89208306c92d82ee" office:value-type="string">
            <text:p>0.08286</text:p>
          </table:table-cell>
          <table:table-cell table:style-name="odsStyleTableCell-10e081841c682f9b89208306c92d82ee" office:value-type="string">
            <text:p>82.78750</text:p>
          </table:table-cell>
        </table:table-row>
        <table:table-row table:style-name="ro1">
          <table:table-cell table:style-name="odsStyleTableCell-517557c108e86895215ecebfd9d75e6b" office:value-type="string">
            <text:p>INDONESIA</text:p>
          </table:table-cell>
          <table:table-cell table:style-name="odsStyleTableCell-517557c108e86895215ecebfd9d75e6b" office:value-type="string">
            <text:p>RUPIA INDONESIA</text:p>
          </table:table-cell>
          <table:table-cell table:style-name="odsStyleTableCell-517557c108e86895215ecebfd9d75e6b" office:value-type="string">
            <text:p>IDR</text:p>
          </table:table-cell>
          <table:table-cell table:style-name="odsStyleTableCell-10e081841c682f9b89208306c92d82ee" office:value-type="string">
            <text:p>0.00044</text:p>
          </table:table-cell>
          <table:table-cell table:style-name="odsStyleTableCell-10e081841c682f9b89208306c92d82ee" office:value-type="string">
            <text:p>15,590.00000</text:p>
          </table:table-cell>
        </table:table-row>
        <table:table-row table:style-name="ro1">
          <table:table-cell table:style-name="odsStyleTableCell-517557c108e86895215ecebfd9d75e6b" office:value-type="string">
            <text:p>ISRAEL</text:p>
          </table:table-cell>
          <table:table-cell table:style-name="odsStyleTableCell-517557c108e86895215ecebfd9d75e6b" office:value-type="string">
            <text:p>NUEVO SÉQUEL</text:p>
          </table:table-cell>
          <table:table-cell table:style-name="odsStyleTableCell-517557c108e86895215ecebfd9d75e6b" office:value-type="string">
            <text:p>ILS</text:p>
          </table:table-cell>
          <table:table-cell table:style-name="odsStyleTableCell-10e081841c682f9b89208306c92d82ee" office:value-type="string">
            <text:p>1.91711</text:p>
          </table:table-cell>
          <table:table-cell table:style-name="odsStyleTableCell-10e081841c682f9b89208306c92d82ee" office:value-type="string">
            <text:p>3.57830</text:p>
          </table:table-cell>
        </table:table-row>
        <table:table-row table:style-name="ro1">
          <table:table-cell table:style-name="odsStyleTableCell-517557c108e86895215ecebfd9d75e6b" office:value-type="string">
            <text:p>MALASIA</text:p>
          </table:table-cell>
          <table:table-cell table:style-name="odsStyleTableCell-517557c108e86895215ecebfd9d75e6b" office:value-type="string">
            <text:p>RINGGIT MALAYO</text:p>
          </table:table-cell>
          <table:table-cell table:style-name="odsStyleTableCell-517557c108e86895215ecebfd9d75e6b" office:value-type="string">
            <text:p>MYR</text:p>
          </table:table-cell>
          <table:table-cell table:style-name="odsStyleTableCell-10e081841c682f9b89208306c92d82ee" office:value-type="string">
            <text:p>1.46472</text:p>
          </table:table-cell>
          <table:table-cell table:style-name="odsStyleTableCell-10e081841c682f9b89208306c92d82ee" office:value-type="string">
            <text:p>4.68350</text:p>
          </table:table-cell>
        </table:table-row>
        <table:table-row table:style-name="ro1">
          <table:table-cell table:style-name="odsStyleTableCell-517557c108e86895215ecebfd9d75e6b" office:value-type="string">
            <text:p>MEXICO</text:p>
          </table:table-cell>
          <table:table-cell table:style-name="odsStyleTableCell-517557c108e86895215ecebfd9d75e6b" office:value-type="string">
            <text:p>PESO</text:p>
          </table:table-cell>
          <table:table-cell table:style-name="odsStyleTableCell-517557c108e86895215ecebfd9d75e6b" office:value-type="string">
            <text:p>MXN</text:p>
          </table:table-cell>
          <table:table-cell table:style-name="odsStyleTableCell-10e081841c682f9b89208306c92d82ee" office:value-type="string">
            <text:p>0.40830</text:p>
          </table:table-cell>
          <table:table-cell table:style-name="odsStyleTableCell-10e081841c682f9b89208306c92d82ee" office:value-type="string">
            <text:p>16.80120</text:p>
          </table:table-cell>
        </table:table-row>
        <table:table-row table:style-name="ro1">
          <table:table-cell table:style-name="odsStyleTableCell-517557c108e86895215ecebfd9d75e6b" office:value-type="string">
            <text:p>NORUEGA</text:p>
          </table:table-cell>
          <table:table-cell table:style-name="odsStyleTableCell-517557c108e86895215ecebfd9d75e6b" office:value-type="string">
            <text:p>CORONA</text:p>
          </table:table-cell>
          <table:table-cell table:style-name="odsStyleTableCell-517557c108e86895215ecebfd9d75e6b" office:value-type="string">
            <text:p>NOK</text:p>
          </table:table-cell>
          <table:table-cell table:style-name="odsStyleTableCell-10e081841c682f9b89208306c92d82ee" office:value-type="string">
            <text:p>0.65812</text:p>
          </table:table-cell>
          <table:table-cell table:style-name="odsStyleTableCell-10e081841c682f9b89208306c92d82ee" office:value-type="string">
            <text:p>10.42360</text:p>
          </table:table-cell>
        </table:table-row>
        <table:table-row table:style-name="ro1">
          <table:table-cell table:style-name="odsStyleTableCell-517557c108e86895215ecebfd9d75e6b" office:value-type="string">
            <text:p>PANAMÁ</text:p>
          </table:table-cell>
          <table:table-cell table:style-name="odsStyleTableCell-517557c108e86895215ecebfd9d75e6b" office:value-type="string">
            <text:p>BALBOA</text:p>
          </table:table-cell>
          <table:table-cell table:style-name="odsStyleTableCell-517557c108e86895215ecebfd9d75e6b" office:value-type="string">
            <text:p>PAB</text:p>
          </table:table-cell>
          <table:table-cell table:style-name="odsStyleTableCell-10e081841c682f9b89208306c92d82ee" office:value-type="string">
            <text:p>6.86000</text:p>
          </table:table-cell>
          <table:table-cell table:style-name="odsStyleTableCell-10e081841c682f9b89208306c92d82ee" office:value-type="string">
            <text:p>1.00000</text:p>
          </table:table-cell>
        </table:table-row>
        <table:table-row table:style-name="ro1">
          <table:table-cell table:style-name="odsStyleTableCell-517557c108e86895215ecebfd9d75e6b" office:value-type="string">
            <text:p>PARAGUAY</text:p>
          </table:table-cell>
          <table:table-cell table:style-name="odsStyleTableCell-517557c108e86895215ecebfd9d75e6b" office:value-type="string">
            <text:p>GUARANI</text:p>
          </table:table-cell>
          <table:table-cell table:style-name="odsStyleTableCell-517557c108e86895215ecebfd9d75e6b" office:value-type="string">
            <text:p>PYG</text:p>
          </table:table-cell>
          <table:table-cell table:style-name="odsStyleTableCell-10e081841c682f9b89208306c92d82ee" office:value-type="string">
            <text:p>0.00094</text:p>
          </table:table-cell>
          <table:table-cell table:style-name="odsStyleTableCell-10e081841c682f9b89208306c92d82ee" office:value-type="string">
            <text:p>7,288.50000</text:p>
          </table:table-cell>
        </table:table-row>
        <table:table-row table:style-name="ro1">
          <table:table-cell table:style-name="odsStyleTableCell-517557c108e86895215ecebfd9d75e6b" office:value-type="string">
            <text:p>PERU</text:p>
          </table:table-cell>
          <table:table-cell table:style-name="odsStyleTableCell-517557c108e86895215ecebfd9d75e6b" office:value-type="string">
            <text:p>NUEVO SOL</text:p>
          </table:table-cell>
          <table:table-cell table:style-name="odsStyleTableCell-517557c108e86895215ecebfd9d75e6b" office:value-type="string">
            <text:p>PEN</text:p>
          </table:table-cell>
          <table:table-cell table:style-name="odsStyleTableCell-10e081841c682f9b89208306c92d82ee" office:value-type="string">
            <text:p>1.86009</text:p>
          </table:table-cell>
          <table:table-cell table:style-name="odsStyleTableCell-10e081841c682f9b89208306c92d82ee" office:value-type="string">
            <text:p>3.68800</text:p>
          </table:table-cell>
        </table:table-row>
        <table:table-row table:style-name="ro1">
          <table:table-cell table:style-name="odsStyleTableCell-517557c108e86895215ecebfd9d75e6b" office:value-type="string">
            <text:p>REINO UNIDO</text:p>
          </table:table-cell>
          <table:table-cell table:style-name="odsStyleTableCell-517557c108e86895215ecebfd9d75e6b" office:value-type="string">
            <text:p>LIBRA</text:p>
          </table:table-cell>
          <table:table-cell table:style-name="odsStyleTableCell-517557c108e86895215ecebfd9d75e6b" office:value-type="string">
            <text:p>GBP</text:p>
          </table:table-cell>
          <table:table-cell table:style-name="odsStyleTableCell-10e081841c682f9b89208306c92d82ee" office:value-type="string">
            <text:p>8.81918</text:p>
          </table:table-cell>
          <table:table-cell table:style-name="odsStyleTableCell-10e081841c682f9b89208306c92d82ee" office:value-type="string">
            <text:p>0.77785</text:p>
          </table:table-cell>
        </table:table-row>
        <table:table-row table:style-name="ro1">
          <table:table-cell table:style-name="odsStyleTableCell-517557c108e86895215ecebfd9d75e6b" office:value-type="string">
            <text:p>REPÚBLICA DOMINICANA</text:p>
          </table:table-cell>
          <table:table-cell table:style-name="odsStyleTableCell-517557c108e86895215ecebfd9d75e6b" office:value-type="string">
            <text:p>PESO DOMINICANO</text:p>
          </table:table-cell>
          <table:table-cell table:style-name="odsStyleTableCell-517557c108e86895215ecebfd9d75e6b" office:value-type="string">
            <text:p>DOP</text:p>
          </table:table-cell>
          <table:table-cell table:style-name="odsStyleTableCell-10e081841c682f9b89208306c92d82ee" office:value-type="string">
            <text:p>0.11643</text:p>
          </table:table-cell>
          <table:table-cell table:style-name="odsStyleTableCell-10e081841c682f9b89208306c92d82ee" office:value-type="string">
            <text:p>58.92000</text:p>
          </table:table-cell>
        </table:table-row>
        <table:table-row table:style-name="ro1">
          <table:table-cell table:style-name="odsStyleTableCell-517557c108e86895215ecebfd9d75e6b" office:value-type="string">
            <text:p>REP.POPULAR CHINA</text:p>
          </table:table-cell>
          <table:table-cell table:style-name="odsStyleTableCell-517557c108e86895215ecebfd9d75e6b" office:value-type="string">
            <text:p>YUAN RENMINBI OFFSHORE</text:p>
          </table:table-cell>
          <table:table-cell table:style-name="odsStyleTableCell-517557c108e86895215ecebfd9d75e6b" office:value-type="string">
            <text:p>CNH</text:p>
          </table:table-cell>
          <table:table-cell table:style-name="odsStyleTableCell-10e081841c682f9b89208306c92d82ee" office:value-type="string">
            <text:p>0.95253</text:p>
          </table:table-cell>
          <table:table-cell table:style-name="odsStyleTableCell-10e081841c682f9b89208306c92d82ee" office:value-type="string">
            <text:p>7.20190</text:p>
          </table:table-cell>
        </table:table-row>
        <table:table-row table:style-name="ro1">
          <table:table-cell table:style-name="odsStyleTableCell-517557c108e86895215ecebfd9d75e6b" office:value-type="string">
            <text:p>RUSIA</text:p>
          </table:table-cell>
          <table:table-cell table:style-name="odsStyleTableCell-517557c108e86895215ecebfd9d75e6b" office:value-type="string">
            <text:p>RUBLO RUSO</text:p>
          </table:table-cell>
          <table:table-cell table:style-name="odsStyleTableCell-517557c108e86895215ecebfd9d75e6b" office:value-type="string">
            <text:p>RUB</text:p>
          </table:table-cell>
          <table:table-cell table:style-name="odsStyleTableCell-10e081841c682f9b89208306c92d82ee" office:value-type="string">
            <text:p>0.07533</text:p>
          </table:table-cell>
          <table:table-cell table:style-name="odsStyleTableCell-10e081841c682f9b89208306c92d82ee" office:value-type="string">
            <text:p>91.07190</text:p>
          </table:table-cell>
        </table:table-row>
        <table:table-row table:style-name="ro1">
          <table:table-cell table:style-name="odsStyleTableCell-517557c108e86895215ecebfd9d75e6b" office:value-type="string">
            <text:p>SINGAPUR</text:p>
          </table:table-cell>
          <table:table-cell table:style-name="odsStyleTableCell-517557c108e86895215ecebfd9d75e6b" office:value-type="string">
            <text:p>DÓLAR</text:p>
          </table:table-cell>
          <table:table-cell table:style-name="odsStyleTableCell-517557c108e86895215ecebfd9d75e6b" office:value-type="string">
            <text:p>SGD</text:p>
          </table:table-cell>
          <table:table-cell table:style-name="odsStyleTableCell-10e081841c682f9b89208306c92d82ee" office:value-type="string">
            <text:p>5.15247</text:p>
          </table:table-cell>
          <table:table-cell table:style-name="odsStyleTableCell-10e081841c682f9b89208306c92d82ee" office:value-type="string">
            <text:p>1.33140</text:p>
          </table:table-cell>
        </table:table-row>
        <table:table-row table:style-name="ro1">
          <table:table-cell table:style-name="odsStyleTableCell-517557c108e86895215ecebfd9d75e6b" office:value-type="string">
            <text:p>SUDÁFRICA</text:p>
          </table:table-cell>
          <table:table-cell table:style-name="odsStyleTableCell-517557c108e86895215ecebfd9d75e6b" office:value-type="string">
            <text:p>RAND</text:p>
          </table:table-cell>
          <table:table-cell table:style-name="odsStyleTableCell-517557c108e86895215ecebfd9d75e6b" office:value-type="string">
            <text:p>ZAR</text:p>
          </table:table-cell>
          <table:table-cell table:style-name="odsStyleTableCell-10e081841c682f9b89208306c92d82ee" office:value-type="string">
            <text:p>0.36631</text:p>
          </table:table-cell>
          <table:table-cell table:style-name="odsStyleTableCell-10e081841c682f9b89208306c92d82ee" office:value-type="string">
            <text:p>18.72740</text:p>
          </table:table-cell>
        </table:table-row>
        <table:table-row table:style-name="ro1">
          <table:table-cell table:style-name="odsStyleTableCell-517557c108e86895215ecebfd9d75e6b" office:value-type="string">
            <text:p>SUECIA</text:p>
          </table:table-cell>
          <table:table-cell table:style-name="odsStyleTableCell-517557c108e86895215ecebfd9d75e6b" office:value-type="string">
            <text:p>CORONA</text:p>
          </table:table-cell>
          <table:table-cell table:style-name="odsStyleTableCell-517557c108e86895215ecebfd9d75e6b" office:value-type="string">
            <text:p>SEK</text:p>
          </table:table-cell>
          <table:table-cell table:style-name="odsStyleTableCell-10e081841c682f9b89208306c92d82ee" office:value-type="string">
            <text:p>0.67116</text:p>
          </table:table-cell>
          <table:table-cell table:style-name="odsStyleTableCell-10e081841c682f9b89208306c92d82ee" office:value-type="string">
            <text:p>10.22110</text:p>
          </table:table-cell>
        </table:table-row>
        <table:table-row table:style-name="ro1">
          <table:table-cell table:style-name="odsStyleTableCell-517557c108e86895215ecebfd9d75e6b" office:value-type="string">
            <text:p>SUIZA</text:p>
          </table:table-cell>
          <table:table-cell table:style-name="odsStyleTableCell-517557c108e86895215ecebfd9d75e6b" office:value-type="string">
            <text:p>FRANCO</text:p>
          </table:table-cell>
          <table:table-cell table:style-name="odsStyleTableCell-517557c108e86895215ecebfd9d75e6b" office:value-type="string">
            <text:p>CHF</text:p>
          </table:table-cell>
          <table:table-cell table:style-name="odsStyleTableCell-10e081841c682f9b89208306c92d82ee" office:value-type="string">
            <text:p>7.81766</text:p>
          </table:table-cell>
          <table:table-cell table:style-name="odsStyleTableCell-10e081841c682f9b89208306c92d82ee" office:value-type="string">
            <text:p>0.87750</text:p>
          </table:table-cell>
        </table:table-row>
        <table:table-row table:style-name="ro1">
          <table:table-cell table:style-name="odsStyleTableCell-517557c108e86895215ecebfd9d75e6b" office:value-type="string">
            <text:p>TAILANDIA</text:p>
          </table:table-cell>
          <table:table-cell table:style-name="odsStyleTableCell-517557c108e86895215ecebfd9d75e6b" office:value-type="string">
            <text:p>THAI BAHT</text:p>
          </table:table-cell>
          <table:table-cell table:style-name="odsStyleTableCell-517557c108e86895215ecebfd9d75e6b" office:value-type="string">
            <text:p>THB</text:p>
          </table:table-cell>
          <table:table-cell table:style-name="odsStyleTableCell-10e081841c682f9b89208306c92d82ee" office:value-type="string">
            <text:p>0.19362</text:p>
          </table:table-cell>
          <table:table-cell table:style-name="odsStyleTableCell-10e081841c682f9b89208306c92d82ee" office:value-type="string">
            <text:p>35.43000</text:p>
          </table:table-cell>
        </table:table-row>
        <table:table-row table:style-name="ro1">
          <table:table-cell table:style-name="odsStyleTableCell-517557c108e86895215ecebfd9d75e6b" office:value-type="string">
            <text:p>TAIWAN</text:p>
          </table:table-cell>
          <table:table-cell table:style-name="odsStyleTableCell-517557c108e86895215ecebfd9d75e6b" office:value-type="string">
            <text:p>DÓLAR</text:p>
          </table:table-cell>
          <table:table-cell table:style-name="odsStyleTableCell-517557c108e86895215ecebfd9d75e6b" office:value-type="string">
            <text:p>TWD</text:p>
          </table:table-cell>
          <table:table-cell table:style-name="odsStyleTableCell-10e081841c682f9b89208306c92d82ee" office:value-type="string">
            <text:p>0.21832</text:p>
          </table:table-cell>
          <table:table-cell table:style-name="odsStyleTableCell-10e081841c682f9b89208306c92d82ee" office:value-type="string">
            <text:p>31.42200</text:p>
          </table:table-cell>
        </table:table-row>
        <table:table-row table:style-name="ro1">
          <table:table-cell table:style-name="odsStyleTableCell-517557c108e86895215ecebfd9d75e6b" office:value-type="string">
            <text:p>TÚNEZ</text:p>
          </table:table-cell>
          <table:table-cell table:style-name="odsStyleTableCell-517557c108e86895215ecebfd9d75e6b" office:value-type="string">
            <text:p>DINAR TUNECINO</text:p>
          </table:table-cell>
          <table:table-cell table:style-name="odsStyleTableCell-517557c108e86895215ecebfd9d75e6b" office:value-type="string">
            <text:p>TND</text:p>
          </table:table-cell>
          <table:table-cell table:style-name="odsStyleTableCell-10e081841c682f9b89208306c92d82ee" office:value-type="string">
            <text:p>2.21705</text:p>
          </table:table-cell>
          <table:table-cell table:style-name="odsStyleTableCell-10e081841c682f9b89208306c92d82ee" office:value-type="string">
            <text:p>3.09420</text:p>
          </table:table-cell>
        </table:table-row>
        <table:table-row table:style-name="ro1">
          <table:table-cell table:style-name="odsStyleTableCell-517557c108e86895215ecebfd9d75e6b" office:value-type="string">
            <text:p>TURQUÍA</text:p>
          </table:table-cell>
          <table:table-cell table:style-name="odsStyleTableCell-517557c108e86895215ecebfd9d75e6b" office:value-type="string">
            <text:p>LIRA TURCA</text:p>
          </table:table-cell>
          <table:table-cell table:style-name="odsStyleTableCell-517557c108e86895215ecebfd9d75e6b" office:value-type="string">
            <text:p>TRY</text:p>
          </table:table-cell>
          <table:table-cell table:style-name="odsStyleTableCell-10e081841c682f9b89208306c92d82ee" office:value-type="string">
            <text:p>0.21476</text:p>
          </table:table-cell>
          <table:table-cell table:style-name="odsStyleTableCell-10e081841c682f9b89208306c92d82ee" office:value-type="string">
            <text:p>31.94300</text:p>
          </table:table-cell>
        </table:table-row>
        <table:table-row table:style-name="ro1">
          <table:table-cell table:style-name="odsStyleTableCell-517557c108e86895215ecebfd9d75e6b" office:value-type="string">
            <text:p>URUGUAY</text:p>
          </table:table-cell>
          <table:table-cell table:style-name="odsStyleTableCell-517557c108e86895215ecebfd9d75e6b" office:value-type="string">
            <text:p>PESO</text:p>
          </table:table-cell>
          <table:table-cell table:style-name="odsStyleTableCell-517557c108e86895215ecebfd9d75e6b" office:value-type="string">
            <text:p>UYU</text:p>
          </table:table-cell>
          <table:table-cell table:style-name="odsStyleTableCell-10e081841c682f9b89208306c92d82ee" office:value-type="string">
            <text:p>0.17660</text:p>
          </table:table-cell>
          <table:table-cell table:style-name="odsStyleTableCell-10e081841c682f9b89208306c92d82ee" office:value-type="string">
            <text:p>38.84500</text:p>
          </table:table-cell>
        </table:table-row>
        <table:table-row table:style-name="ro1">
          <table:table-cell table:style-name="odsStyleTableCell-517557c108e86895215ecebfd9d75e6b" office:value-type="string">
            <text:p>VENEZUELA</text:p>
          </table:table-cell>
          <table:table-cell table:style-name="odsStyleTableCell-517557c108e86895215ecebfd9d75e6b" office:value-type="string">
            <text:p>BOLIVAR DIGITAL</text:p>
          </table:table-cell>
          <table:table-cell table:style-name="odsStyleTableCell-517557c108e86895215ecebfd9d75e6b" office:value-type="string">
            <text:p>VES</text:p>
          </table:table-cell>
          <table:table-cell table:style-name="odsStyleTableCell-10e081841c682f9b89208306c92d82ee" office:value-type="string">
            <text:p>0.19002</text:p>
          </table:table-cell>
          <table:table-cell table:style-name="odsStyleTableCell-10e081841c682f9b89208306c92d82ee" office:value-type="string">
            <text:p>36.10150</text:p>
          </table:table-cell>
        </table:table-row>
        <table:table-row table:style-name="ro1">
          <table:table-cell table:style-name="odsStyleTableCell-517557c108e86895215ecebfd9d75e6b" office:value-type="string">
            <text:p>VIETNAM</text:p>
          </table:table-cell>
          <table:table-cell table:style-name="odsStyleTableCell-517557c108e86895215ecebfd9d75e6b" office:value-type="string">
            <text:p>DONG</text:p>
          </table:table-cell>
          <table:table-cell table:style-name="odsStyleTableCell-517557c108e86895215ecebfd9d75e6b" office:value-type="string">
            <text:p>VND</text:p>
          </table:table-cell>
          <table:table-cell table:style-name="odsStyleTableCell-10e081841c682f9b89208306c92d82ee" office:value-type="string">
            <text:p>0.00028</text:p>
          </table:table-cell>
          <table:table-cell table:style-name="odsStyleTableCell-10e081841c682f9b89208306c92d82ee" office:value-type="string">
            <text:p>24,650.70000</text:p>
          </table:table-cell>
        </table:table-row>
        <table:table-row table:style-name="ro1">
          <table:table-cell table:style-name="odsStyleTableCell-517557c108e86895215ecebfd9d75e6b" office:value-type="string">
            <text:p/>
          </table:table-cell>
          <table:table-cell table:style-name="odsStyleTableCell-517557c108e86895215ecebfd9d75e6b" office:value-type="string">
            <text:p>DERECHO ESPECIAL DE GIRO</text:p>
          </table:table-cell>
          <table:table-cell table:style-name="odsStyleTableCell-517557c108e86895215ecebfd9d75e6b" office:value-type="string">
            <text:p>USD/D.E.G.</text:p>
          </table:table-cell>
          <table:table-cell table:style-name="odsStyleTableCell-10e081841c682f9b89208306c92d82ee" office:value-type="string">
            <text:p/>
          </table:table-cell>
          <table:table-cell table:style-name="odsStyleTableCell-10e081841c682f9b89208306c92d82ee" office:value-type="string">
            <text:p>1.33475</text:p>
          </table:table-cell>
        </table:table-row>
        <table:table-row table:style-name="ro1">
          <table:table-cell table:style-name="odsStyleTableCell-517557c108e86895215ecebfd9d75e6b" office:value-type="string">
            <text:p/>
          </table:table-cell>
          <table:table-cell table:style-name="odsStyleTableCell-517557c108e86895215ecebfd9d75e6b" office:value-type="string">
            <text:p>UNIDAD DE FOMENTO DE VIVIENDA</text:p>
          </table:table-cell>
          <table:table-cell table:style-name="odsStyleTableCell-517557c108e86895215ecebfd9d75e6b" office:value-type="string">
            <text:p>Bs/UFV</text:p>
          </table:table-cell>
          <table:table-cell table:style-name="odsStyleTableCell-10e081841c682f9b89208306c92d82ee" office:value-type="string">
            <text:p/>
          </table:table-cell>
          <table:table-cell table:style-name="odsStyleTableCell-10e081841c682f9b89208306c92d82ee" office:value-type="string">
            <text:p>2.4838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e37ae80c0b99c08e9c0e6c32e5f66c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b12b83950d3b5da48a84186478ec402" office:value-type="string">
            <text:p> </text:p>
          </table:table-cell>
          <table:table-cell table:style-name="odsStyleTableCell-bb12b83950d3b5da48a84186478ec402" office:value-type="string">
            <text:p>UNIDAD MONETARIA</text:p>
          </table:table-cell>
          <table:table-cell table:style-name="odsStyleTableCell-bb12b83950d3b5da48a84186478ec402" office:value-type="string">
            <text:p>MONEDA</text:p>
          </table:table-cell>
          <table:table-cell table:style-name="odsStyleTableCell-bb12b83950d3b5da48a84186478ec402" office:value-type="string">
            <text:p>TIPO DE CAMBIO EN M.E.</text:p>
          </table:table-cell>
        </table:table-row>
        <table:table-row table:style-name="ro1">
          <table:table-cell table:style-name="odsStyleTableCell-517557c108e86895215ecebfd9d75e6b" office:value-type="string">
            <text:p>ORO</text:p>
          </table:table-cell>
          <table:table-cell table:style-name="odsStyleTableCell-517557c108e86895215ecebfd9d75e6b" office:value-type="string">
            <text:p>ONZA TROY ORO</text:p>
          </table:table-cell>
          <table:table-cell table:style-name="odsStyleTableCell-517557c108e86895215ecebfd9d75e6b" office:value-type="string">
            <text:p>USD./O.T.F.</text:p>
          </table:table-cell>
          <table:table-cell table:style-name="odsStyleTableCell-10e081841c682f9b89208306c92d82ee" office:value-type="string">
            <text:p>2,176.65000</text:p>
          </table:table-cell>
        </table:table-row>
        <table:table-row table:style-name="ro1">
          <table:table-cell table:style-name="odsStyleTableCell-517557c108e86895215ecebfd9d75e6b" office:value-type="string">
            <text:p>PLATA</text:p>
          </table:table-cell>
          <table:table-cell table:style-name="odsStyleTableCell-517557c108e86895215ecebfd9d75e6b" office:value-type="string">
            <text:p>ONZA TROY PLATA</text:p>
          </table:table-cell>
          <table:table-cell table:style-name="odsStyleTableCell-517557c108e86895215ecebfd9d75e6b" office:value-type="string">
            <text:p>USD./O.T.F.</text:p>
          </table:table-cell>
          <table:table-cell table:style-name="odsStyleTableCell-10e081841c682f9b89208306c92d82ee" office:value-type="string">
            <text:p>24.329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e37ae80c0b99c08e9c0e6c32e5f66c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b12b83950d3b5da48a84186478ec402" office:value-type="string">
            <text:p> </text:p>
          </table:table-cell>
          <table:table-cell table:style-name="odsStyleTableCell-bb12b83950d3b5da48a84186478ec402" office:value-type="string">
            <text:p>1 MES</text:p>
          </table:table-cell>
          <table:table-cell table:style-name="odsStyleTableCell-bb12b83950d3b5da48a84186478ec402" office:value-type="string">
            <text:p>3 MESES</text:p>
          </table:table-cell>
          <table:table-cell table:style-name="odsStyleTableCell-bb12b83950d3b5da48a84186478ec402" office:value-type="string">
            <text:p>6 MESES</text:p>
          </table:table-cell>
        </table:table-row>
        <table:table-row table:style-name="ro1">
          <table:table-cell table:style-name="odsStyleTableCell-eae0d7a9a99304626ef5ccc8a8459d78" office:value-type="string">
            <text:p>TASA LIBOR(USD)</text:p>
          </table:table-cell>
          <table:table-cell table:style-name="odsStyleTableCell-10e081841c682f9b89208306c92d82ee" office:value-type="string">
            <text:p>5.43</text:p>
          </table:table-cell>
          <table:table-cell table:style-name="odsStyleTableCell-10e081841c682f9b89208306c92d82ee" office:value-type="string">
            <text:p>5.58</text:p>
          </table:table-cell>
          <table:table-cell table:style-name="odsStyleTableCell-10e081841c682f9b89208306c92d82ee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17557c108e86895215ecebfd9d75e6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9</meta:creation-date>
    <meta:generator>ods générator</meta:generator>
    <dc:date>2024-10-18T20:18:39</dc:date>
    <meta:editing-duration>PT1S</meta:editing-duration>
    <meta:editing-cycles>1</meta:editing-cycles>
    <meta:document-statistic meta:table-count="1" meta:cell-count="4" meta:object-count="0"/>
  </office:meta>
</office:document-meta>
</file>